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eba" officeooo:paragraph-rsid="00055eba"/>
    </style:style>
    <style:style style:name="P2" style:family="paragraph" style:parent-style-name="Standard">
      <style:text-properties fo:font-variant="normal" fo:text-transform="none" fo:color="#000000" style:font-name="DejaVu Sans" fo:font-size="11pt" fo:letter-spacing="normal" fo:font-style="normal" fo:font-weight="normal" officeooo:rsid="00055eba" officeooo:paragraph-rsid="00055eba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1pt" fo:letter-spacing="normal" fo:font-style="normal" fo:font-weight="normal" officeooo:rsid="00055eba" officeooo:paragraph-rsid="00055eba" style:font-size-asian="11pt" style:font-weight-asian="normal" style:font-size-complex="11pt" style:font-weight-complex="normal"/>
    </style:style>
    <style:style style:name="P4" style:family="paragraph" style:parent-style-name="Standard">
      <style:text-properties officeooo:paragraph-rsid="00055eba"/>
    </style:style>
    <style:style style:name="P5" style:family="paragraph" style:parent-style-name="Standard">
      <style:text-properties style:font-name="Liberation Serif" officeooo:rsid="00055eba" officeooo:paragraph-rsid="00055eba"/>
    </style:style>
    <style:style style:name="P6" style:family="paragraph" style:parent-style-name="Standard">
      <style:text-properties style:font-name="Liberation Serif" officeooo:paragraph-rsid="00055eba"/>
    </style:style>
    <style:style style:name="P7" style:family="paragraph" style:parent-style-name="Standard">
      <style:text-properties style:font-name="Liberation Serif" fo:font-size="11pt" fo:font-weight="normal" officeooo:rsid="00055eba" officeooo:paragraph-rsid="00055eba" style:font-size-asian="11pt" style:font-weight-asian="normal" style:font-size-complex="11pt" style:font-weight-complex="normal"/>
    </style:style>
    <style:style style:name="P8" style:family="paragraph" style:parent-style-name="Standard">
      <style:text-properties officeooo:paragraph-rsid="0006cb32"/>
    </style:style>
    <style:style style:name="T1" style:family="text">
      <style:text-properties officeooo:rsid="00055eb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55eba"/>
    </style:style>
    <style:style style:name="T4" style:family="text">
      <style:text-properties style:text-underline-style="solid" style:text-underline-width="auto" style:text-underline-color="font-color" officeooo:rsid="0009150f"/>
    </style:style>
    <style:style style:name="T5" style:family="text">
      <style:text-properties officeooo:rsid="0006cb32"/>
    </style:style>
    <style:style style:name="T6" style:family="text">
      <style:text-properties style:font-name="DejaVu Sans" fo:font-size="11pt" fo:font-weight="normal" officeooo:rsid="00081f6e" style:font-size-asian="11pt" style:font-weight-asian="normal" style:font-size-complex="11pt" style:font-weight-complex="normal"/>
    </style:style>
    <style:style style:name="T7" style:family="text">
      <style:text-properties style:font-name="DejaVu Sans" fo:font-size="11pt" fo:font-weight="normal" officeooo:rsid="00055eba" style:font-size-asian="11pt" style:font-weight-asian="normal" style:font-size-complex="11pt" style:font-weight-complex="normal"/>
    </style:style>
    <style:style style:name="T8" style:family="text">
      <style:text-properties style:font-name="DejaVu Sans" fo:font-size="11pt" fo:font-weight="normal" officeooo:rsid="0006cb32" style:font-size-asian="11pt" style:font-weight-asian="normal" style:font-size-complex="11pt" style:font-weight-complex="normal"/>
    </style:style>
    <style:style style:name="T9" style:family="text">
      <style:text-properties style:font-name="DejaVu Sans" fo:font-size="11pt" fo:font-weight="normal" officeooo:rsid="0009150f" style:font-size-asian="11pt" style:font-weight-asian="normal" style:font-size-complex="11pt" style:font-weight-complex="normal"/>
    </style:style>
    <style:style style:name="T10" style:family="text">
      <style:text-properties style:font-name="DejaVu Sans" fo:font-size="11pt" style:text-underline-style="solid" style:text-underline-width="auto" style:text-underline-color="font-color" fo:font-weight="normal" officeooo:rsid="00055eba" style:font-size-asian="11pt" style:font-weight-asian="normal" style:font-size-complex="11pt" style:font-weight-complex="normal"/>
    </style:style>
    <style:style style:name="T11" style:family="text">
      <style:text-properties style:font-name="DejaVu Sans" fo:font-size="11pt" style:text-underline-style="solid" style:text-underline-width="auto" style:text-underline-color="font-color" fo:font-weight="normal" officeooo:rsid="00081f6e" style:font-size-asian="11pt" style:font-weight-asian="normal" style:font-size-complex="11pt" style:font-weight-complex="normal"/>
    </style:style>
    <style:style style:name="T12" style:family="text">
      <style:text-properties officeooo:rsid="0009150f"/>
    </style:style>
    <style:style style:name="T13" style:family="text">
      <style:text-properties fo:font-size="11pt" fo:font-weight="normal" officeooo:rsid="00081f6e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055eba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09150f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06cb32" style:font-size-asian="11pt" style:font-weight-asian="normal" style:font-size-complex="11pt" style:font-weight-complex="normal"/>
    </style:style>
    <style:style style:name="T17" style:family="text">
      <style:text-properties fo:font-size="11pt" style:text-underline-style="solid" style:text-underline-width="auto" style:text-underline-color="font-color" fo:font-weight="normal" officeooo:rsid="00055eba" style:font-size-asian="11pt" style:font-weight-asian="normal" style:font-size-complex="11pt" style:font-weight-complex="normal"/>
    </style:style>
    <style:style style:name="T18" style:family="text">
      <style:text-properties fo:font-size="11pt" style:text-underline-style="solid" style:text-underline-width="auto" style:text-underline-color="font-color" fo:font-weight="normal" officeooo:rsid="00081f6e" style:font-size-asian="11pt" style:font-weight-asian="normal" style:font-size-complex="11pt" style:font-weight-complex="normal"/>
    </style:style>
    <style:style style:name="T19" style:family="text">
      <style:text-properties style:font-name="Liberation Serif" fo:font-size="11pt" fo:font-weight="normal" officeooo:rsid="0009150f" style:font-size-asian="11pt" style:font-weight-asian="normal" style:font-size-complex="11pt" style:font-weight-complex="normal"/>
    </style:style>
    <style:style style:name="T20" style:family="text">
      <style:text-properties style:font-name="Liberation Serif" fo:font-size="11pt" fo:font-weight="normal" officeooo:rsid="00055eba" style:font-size-asian="11pt" style:font-weight-asian="normal" style:font-size-complex="11pt" style:font-weight-complex="normal"/>
    </style:style>
    <style:style style:name="T21" style:family="text">
      <style:text-properties style:font-name="Liberation Serif" fo:font-size="11pt" fo:font-weight="normal" officeooo:rsid="0006cb32" style:font-size-asian="11pt" style:font-weight-asian="normal" style:font-size-complex="11pt" style:font-weight-complex="normal"/>
    </style:style>
    <style:style style:name="T22" style:family="text">
      <style:text-properties style:font-name="Liberation Serif" fo:font-size="11pt" style:text-underline-style="solid" style:text-underline-width="auto" style:text-underline-color="font-color" fo:font-weight="normal" officeooo:rsid="00055eba" style:font-size-asian="11pt" style:font-weight-asian="normal" style:font-size-complex="11pt" style:font-weight-complex="normal"/>
    </style:style>
    <style:style style:name="T23" style:family="text">
      <style:text-properties style:font-name="Liberation Serif" fo:font-size="11pt" style:text-underline-style="solid" style:text-underline-width="auto" style:text-underline-color="font-color" fo:font-weight="normal" officeooo:rsid="0009150f" style:font-size-asian="11pt" style:font-weight-asian="normal" style:font-size-complex="11pt" style:font-weight-complex="normal"/>
    </style:style>
    <style:style style:name="T24" style:family="text">
      <style:text-properties style:font-name="Liberation Serif" fo:font-size="11pt" style:text-underline-style="solid" style:text-underline-width="auto" style:text-underline-color="font-color" fo:font-weight="normal" officeooo:rsid="0006cb32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font-name="Liberation Serif" fo:font-size="11pt" fo:letter-spacing="normal" fo:font-style="normal" fo:font-weight="normal" officeooo:rsid="0009150f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style:font-name="Liberation Serif" fo:font-size="11pt" fo:letter-spacing="normal" fo:font-style="normal" fo:font-weight="normal" officeooo:rsid="00055eba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style:font-name="Liberation Serif" fo:font-size="11pt" fo:letter-spacing="normal" fo:font-style="normal" style:text-underline-style="solid" style:text-underline-width="auto" style:text-underline-color="font-color" fo:font-weight="normal" officeooo:rsid="00055eba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style:font-name="Liberation Serif" fo:font-size="11pt" fo:letter-spacing="normal" fo:font-style="normal" style:text-underline-style="solid" style:text-underline-width="auto" style:text-underline-color="font-color" fo:font-weight="normal" officeooo:rsid="0009150f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LD</text:p>
      <text:p text:style-name="P1">Version 1.0</text:p>
      <text:p text:style-name="P1"/>
      <text:p text:style-name="P5"/>
      <text:p text:style-name="P6"><text:span text:style-name="T13">user</text:span><text:span text:style-name="T14">(</text:span><text:span text:style-name="T17">id_</text:span><text:span text:style-name="T18">user</text:span><text:span text:style-name="T14">, pseudonym, </text:span><text:span text:style-name="T13">password</text:span><text:span text:style-name="T14">, </text:span><text:span text:style-name="T13">e</text:span><text:span text:style-name="T14">mail, </text:span><text:span text:style-name="T13">size</text:span><text:span text:style-name="T14">, </text:span><text:span text:style-name="T13">weight</text:span><text:span text:style-name="T14">, </text:span><text:span text:style-name="T13">gender</text:span><text:span text:style-name="T14">, </text:span><text:span text:style-name="T13">body_fat</text:span><text:span text:style-name="T14">, </text:span><text:span text:style-name="T15">muscle_mass</text:span><text:span text:style-name="T14">, </text:span><text:span text:style-name="T16">#id_role</text:span><text:span text:style-name="T14">)</text:span></text:p>
      <text:p text:style-name="P7">Attribut<text:span text:style-name="T12">e</text:span>(<text:span text:style-name="T2">id_attribut</text:span><text:span text:style-name="T4">e</text:span>, type)</text:p>
      <text:p text:style-name="P6"><text:span text:style-name="T14">Structure(</text:span><text:span text:style-name="T17">id_structure</text:span><text:span text:style-name="T14">, </text:span><text:span text:style-name="T15">name</text:span><text:span text:style-name="T14">)</text:span></text:p>
      <text:p text:style-name="P4"><text:span text:style-name="T19">Training</text:span><text:span text:style-name="T20">(</text:span><text:span text:style-name="T22">id_</text:span><text:span text:style-name="T23">training</text:span><text:span text:style-name="T20">, </text:span><text:span text:style-name="T19">name</text:span><text:span text:style-name="T20">, type, </text:span><text:span text:style-name="T21">#id_structure</text:span><text:span text:style-name="T20">)</text:span></text:p>
      <text:p text:style-name="P4"><text:span text:style-name="T19">Type</text:span><text:span text:style-name="T20">(</text:span><text:span text:style-name="T22">id_</text:span><text:span text:style-name="T23">type</text:span><text:span text:style-name="T20">, </text:span><text:span text:style-name="T19">name</text:span><text:span text:style-name="T20">)</text:span></text:p>
      <text:p text:style-name="P4"><text:span text:style-name="T20">Exercice(</text:span><text:span text:style-name="T22">id_exercice</text:span><text:span text:style-name="T20">, </text:span><text:span text:style-name="T19">name</text:span><text:span text:style-name="T20">, </text:span><text:span text:style-name="T21">#id_</text:span><text:span text:style-name="T19">type</text:span><text:span text:style-name="T20">)</text:span></text:p>
      <text:p text:style-name="P4"><text:span text:style-name="T20">Serie(</text:span><text:span text:style-name="T22">id_serie</text:span><text:span text:style-name="T20">, date, </text:span><text:span text:style-name="T19">load</text:span><text:span text:style-name="T20">, </text:span><text:span text:style-name="T19">repetitions</text:span><text:span text:style-name="T20">, </text:span><text:span text:style-name="T19">RPE</text:span><text:span text:style-name="T20">, </text:span><text:span text:style-name="T19">expected_repetitions, expected_load</text:span><text:span text:style-name="T20">, </text:span><text:span text:style-name="T21">#id_</text:span><text:span text:style-name="T19">training</text:span><text:span text:style-name="T21">, #id_</text:span><text:span text:style-name="T19">user</text:span><text:span text:style-name="T21">, #id_exercice</text:span><text:span text:style-name="T20">)</text:span></text:p>
      <text:p text:style-name="P8"><text:span text:style-name="T21">Role(</text:span><text:span text:style-name="T24">id_role</text:span><text:span text:style-name="T21">, </text:span><text:span text:style-name="T19">name</text:span><text:span text:style-name="T21">)</text:span></text:p>
      <text:p text:style-name="P7"/>
      <text:p text:style-name="P4"><text:span text:style-name="T25">ConfigStruct</text:span><text:span text:style-name="T26">(</text:span><text:span text:style-name="T27">#id_structure, #id_attribut</text:span><text:span text:style-name="T28">e</text:span><text:span text:style-name="T26">, </text:span><text:span text:style-name="T25">value</text:span><text:span text:style-name="T26">)</text:span></text:p>
      <text:p text:style-name="P4"><text:span text:style-name="T25">ConfigUser</text:span><text:span text:style-name="T26">(</text:span><text:span text:style-name="T27">#id_</text:span><text:span text:style-name="T28">user</text:span><text:span text:style-name="T27">, #id_attribut</text:span><text:span text:style-name="T28">e</text:span><text:span text:style-name="T26">, </text:span><text:span text:style-name="T25">value</text:span><text:span text:style-name="T26">)</text:span></text:p>
      <text:p text:style-name="P4"><text:span text:style-name="T25">composeTraining</text:span><text:span text:style-name="T26">(</text:span><text:span text:style-name="T27">#id_</text:span><text:span text:style-name="T28">training</text:span><text:span text:style-name="T27">, #id_</text:span><text:span text:style-name="T28">type</text:span><text:span text:style-name="T26">, </text:span><text:span text:style-name="T25">order</text:span><text:span text:style-name="T26">)</text:span></text:p>
      <text:p text:style-name="P4"><text:span text:style-name="T25">developRm</text:span><text:span text:style-name="T26">(</text:span><text:span text:style-name="T27">#</text:span><text:span text:style-name="T28">id_exercice</text:span><text:span text:style-name="T27">, #id_</text:span><text:span text:style-name="T28">user</text:span><text:span text:style-name="T26">, </text:span><text:span text:style-name="T25">load</text:span><text:span text:style-name="T26">)</text:span></text:p>
      <text:p text:style-name="P3"/>
      <text:p text:style-name="P2"/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8:25:00.386522614</meta:creation-date>
    <dc:date>2022-03-17T22:37:40.889248658</dc:date>
    <meta:editing-duration>PT5M12S</meta:editing-duration>
    <meta:editing-cycles>1</meta:editing-cycles>
    <meta:document-statistic meta:table-count="0" meta:image-count="0" meta:object-count="0" meta:page-count="1" meta:paragraph-count="15" meta:word-count="50" meta:character-count="588" meta:non-whitespace-character-count="551"/>
    <meta:generator>LibreOffice/6.4.7.2$Linux_X86_64 LibreOffice_project/40$Build-2</meta:generator>
  </office:meta>
</office:document-meta>
</file>